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09">
      <style:text-properties fo:color="#c5000b"/>
    </style:style>
    <style:style style:name="ce15" style:family="table-cell" style:parent-style-name="Default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09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0"/>
        <table:table-column table:style-name="co3" table:default-cell-style-name="ce7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9"/>
        <table:table-column table:style-name="co3" table:default-cell-style-name="ce12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Terex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6.225">
            <text:p>36,23 €</text:p>
          </table:table-cell>
          <table:table-cell table:style-name="ce6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6" table:formula="of:=[.D21]+[.D20]" office:value-type="currency" office:currency="USD" office:value="82.2062908156478">
            <text:p>$82,21</text:p>
          </table:table-cell>
          <table:table-cell table:style-name="ce6" table:formula="of:=[.F2]-[.B3]/[.B4]" office:value-type="currency" office:currency="USD" office:value="76.3077400910101">
            <text:p>$76,31</text:p>
          </table:table-cell>
          <table:table-cell table:style-name="ce16" table:formula="of:=[.G2]/1.07" office:value-type="currency" office:currency="EUR" office:value="71.3156449448693">
            <text:p>71,32 €</text:p>
          </table:table-cell>
          <table:table-cell table:style-name="ce1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407">
            <text:p>0,407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8" table:formula="of:=[.G20]+[.G21]" office:value-type="currency" office:currency="USD" office:value="64.8514357158568">
            <text:p>$64,85</text:p>
          </table:table-cell>
          <table:table-cell table:style-name="ce8" table:formula="of:=[.F3]-[.B3]/[.B4]" office:value-type="currency" office:currency="USD" office:value="58.9528849912191">
            <text:p>$58,95</text:p>
          </table:table-cell>
          <table:table-cell table:style-name="ce17" table:formula="of:=[.G3]/1.07" office:value-type="currency" office:currency="EUR" office:value="55.096154197401">
            <text:p>55,10 €</text:p>
          </table:table-cell>
          <table:table-cell table:style-name="ce11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4.0545404380297">
            <text:p>54,0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69">
            <text:p>0,069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20]+[.J21]" office:value-type="currency" office:currency="USD" office:value="41.923947003429">
            <text:p>$41,92</text:p>
          </table:table-cell>
          <table:table-cell table:style-name="ce15" table:formula="of:=[.F4]-[.B3]/[.B4]" office:value-type="currency" office:currency="USD" office:value="36.0253962787913">
            <text:p>$36,03</text:p>
          </table:table-cell>
          <table:table-cell table:style-name="ce18" table:formula="of:=[.G4]/1.07" office:value-type="currency" office:currency="EUR" office:value="33.668594653076">
            <text:p>33,67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29">
            <text:p>$3,2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Seeking Alpha</text:p>
          </table:table-cell>
          <table:table-cell table:style-name="ce5" office:value-type="string">
            <text:p>Strong Buy</text:p>
          </table:table-cell>
          <table:table-cell table:style-name="ce5" office:value-type="float" office:value="4.73">
            <text:p>4,73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" table:formula="of:=[.B5]/2" office:value-type="currency" office:currency="USD" office:value="1.645">
            <text:p>$1,65</text:p>
          </table:table-cell>
          <table:table-cell table:style-name="ce6"/>
          <table:table-cell table:style-name="ce6" table:formula="of:=[.B9]/(1+[.D2])^(1/4)" office:value-type="currency" office:currency="USD" office:value="1.61740938162538">
            <text:p>$1,62</text:p>
          </table:table-cell>
          <table:table-cell table:style-name="ce8" table:formula="of:=[.B5]/2" office:value-type="currency" office:currency="USD" office:value="1.645">
            <text:p>$1,65</text:p>
          </table:table-cell>
          <table:table-cell table:style-name="ce8"/>
          <table:table-cell table:style-name="ce8" table:formula="of:=[.E9]/(1+[.D3])^(1/4)" office:value-type="currency" office:currency="USD" office:value="1.61179004001092">
            <text:p>$1,61</text:p>
          </table:table-cell>
          <table:table-cell table:style-name="ce9" table:formula="of:=[.B5]/2" office:value-type="currency" office:currency="USD" office:value="1.645">
            <text:p>$1,65</text:p>
          </table:table-cell>
          <table:table-cell table:style-name="ce9"/>
          <table:table-cell table:style-name="ce9" table:formula="of:=[.H9]/(1+[.D4])^(1/4)" office:value-type="currency" office:currency="USD" office:value="1.60626697751753">
            <text:p>$1,6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10])" office:value-type="currency" office:currency="USD" office:value="4.0796">
            <text:p>$4,08</text:p>
          </table:table-cell>
          <table:table-cell office:value-type="percentage" office:value="0.24">
            <text:p>24,00%</text:p>
          </table:table-cell>
          <table:table-cell table:formula="of:=[.B10]/(1+[.$D$2])^[.A10]" office:value-type="currency" office:currency="USD" office:value="3.81271028037383">
            <text:p>$3,81</text:p>
          </table:table-cell>
          <table:table-cell table:formula="of:=[.B5]*(1+[.F10])" office:value-type="currency" office:currency="USD" office:value="3.9809">
            <text:p>$3,98</text:p>
          </table:table-cell>
          <table:table-cell office:value-type="percentage" office:value="0.21">
            <text:p>21,00%</text:p>
          </table:table-cell>
          <table:table-cell table:formula="of:=[.E10]/(1+[.$D$3])^[.A10]" office:value-type="currency" office:currency="USD" office:value="3.66903225806452">
            <text:p>$3,67</text:p>
          </table:table-cell>
          <table:table-cell table:formula="of:=[.B5]*(1+[.I10])" office:value-type="currency" office:currency="USD" office:value="3.5203">
            <text:p>$3,52</text:p>
          </table:table-cell>
          <table:table-cell office:value-type="percentage" office:value="0.07">
            <text:p>7,00%</text:p>
          </table:table-cell>
          <table:table-cell table:formula="of:=[.H10]/(1+[.$D$4])^[.A10]" office:value-type="currency" office:currency="USD" office:value="3.20027272727273">
            <text:p>$3,2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0]*(1+[.C11])" office:value-type="currency" office:currency="USD" office:value="4.69154">
            <text:p>$4,69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4.0977727312429">
            <text:p>$4,10</text:p>
          </table:table-cell>
          <table:table-cell table:formula="of:=[.E10]*(1+[.F11])" office:value-type="currency" office:currency="USD" office:value="4.498417">
            <text:p>$4,50</text:p>
          </table:table-cell>
          <table:table-cell office:value-type="percentage" office:value="0.13">
            <text:p>13,00%</text:p>
          </table:table-cell>
          <table:table-cell table:formula="of:=[.E11]/(1+[.$D$3])^[.A11]" office:value-type="currency" office:currency="USD" office:value="3.82120410286904">
            <text:p>$3,82</text:p>
          </table:table-cell>
          <table:table-cell table:formula="of:=[.H10]*(1+[.I11])" office:value-type="currency" office:currency="USD" office:value="3.696315">
            <text:p>$3,70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USD" office:value="3.05480578512397">
            <text:p>$3,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1]*(1+[.C12])" office:value-type="currency" office:currency="USD" office:value="5.2545248">
            <text:p>$5,25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USD" office:value="4.28925743831033">
            <text:p>$4,29</text:p>
          </table:table-cell>
          <table:table-cell table:formula="of:=[.E11]*(1+[.F12])" office:value-type="currency" office:currency="USD" office:value="4.9482587">
            <text:p>$4,95</text:p>
          </table:table-cell>
          <table:table-cell office:value-type="percentage" office:value="0.1">
            <text:p>10,00%</text:p>
          </table:table-cell>
          <table:table-cell table:formula="of:=[.E12]/(1+[.$D$3])^[.A12]" office:value-type="currency" office:currency="USD" office:value="3.87403180936031">
            <text:p>$3,87</text:p>
          </table:table-cell>
          <table:table-cell table:formula="of:=[.H11]*(1+[.I12])" office:value-type="currency" office:currency="USD" office:value="3.8441676">
            <text:p>$3,84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USD" office:value="2.8881800150263">
            <text:p>$2,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*(1+[.C13])" office:value-type="currency" office:currency="USD" office:value="5.727432032">
            <text:p>$5,73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4.36943047454043">
            <text:p>$4,37</text:p>
          </table:table-cell>
          <table:table-cell table:formula="of:=[.E12]*(1+[.F13])" office:value-type="currency" office:currency="USD" office:value="5.294636809">
            <text:p>$5,29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USD" office:value="3.82047376591294">
            <text:p>$3,82</text:p>
          </table:table-cell>
          <table:table-cell table:formula="of:=[.H12]*(1+[.I13])" office:value-type="currency" office:currency="USD" office:value="3.921050952">
            <text:p>$3,92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2.67813055938802">
            <text:p>$2,6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3]*(1+[.C14])" office:value-type="currency" office:currency="USD" office:value="6.18562659456">
            <text:p>$6,19</text:p>
          </table:table-cell>
          <table:table-cell office:value-type="percentage" office:value="0.08">
            <text:p>8,00%</text:p>
          </table:table-cell>
          <table:table-cell table:formula="of:=[.B14]/(1+[.$D$2])^[.A14]" office:value-type="currency" office:currency="USD" office:value="4.41026627336791">
            <text:p>$4,41</text:p>
          </table:table-cell>
          <table:table-cell table:formula="of:=[.E13]*(1+[.F14])" office:value-type="currency" office:currency="USD" office:value="5.61231501754">
            <text:p>$5,61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USD" office:value="3.73244441646794">
            <text:p>$3,73</text:p>
          </table:table-cell>
          <table:table-cell table:formula="of:=[.H13]*(1+[.I14])" office:value-type="currency" office:currency="USD" office:value="3.99947197104">
            <text:p>$4,00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48335742779616">
            <text:p>$2,4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4]*(1+[.C15])" office:value-type="currency" office:currency="USD" office:value="6.6186204561792">
            <text:p>$6,62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4.41026627336791">
            <text:p>$4,41</text:p>
          </table:table-cell>
          <table:table-cell table:formula="of:=[.E14]*(1+[.F15])" office:value-type="currency" office:currency="USD" office:value="5.892930768417">
            <text:p>$5,89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3.61204298367865">
            <text:p>$3,61</text:p>
          </table:table-cell>
          <table:table-cell table:formula="of:=[.H14]*(1+[.I15])" office:value-type="currency" office:currency="USD" office:value="4.0794614104608">
            <text:p>$4,08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30274961486553">
            <text:p>$2,3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5]*(1+[.C16])" office:value-type="currency" office:currency="USD" office:value="7.01573768354995">
            <text:p>$7,02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4.36904883156073">
            <text:p>$4,37</text:p>
          </table:table-cell>
          <table:table-cell table:formula="of:=[.E15]*(1+[.F16])" office:value-type="currency" office:currency="USD" office:value="6.12864799915368">
            <text:p>$6,13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3.46223474933253">
            <text:p>$3,46</text:p>
          </table:table-cell>
          <table:table-cell table:formula="of:=[.H15]*(1+[.I16])" office:value-type="currency" office:currency="USD" office:value="4.16105063867002">
            <text:p>$4,16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13527691560258">
            <text:p>$2,1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6]*(1+[.C17])" office:value-type="currency" office:currency="USD" office:value="7.36652456772745">
            <text:p>$7,37</text:p>
          </table:table-cell>
          <table:table-cell office:value-type="percentage" office:value="0.05">
            <text:p>5,00%</text:p>
          </table:table-cell>
          <table:table-cell table:formula="of:=[.B17]/(1+[.$D$2])^[.A17]" office:value-type="currency" office:currency="USD" office:value="4.28738436741941">
            <text:p>$4,29</text:p>
          </table:table-cell>
          <table:table-cell table:formula="of:=[.E16]*(1+[.F17])" office:value-type="currency" office:currency="USD" office:value="6.37379391911983">
            <text:p>$6,37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3.31863975972888">
            <text:p>$3,32</text:p>
          </table:table-cell>
          <table:table-cell table:formula="of:=[.H16]*(1+[.I17])" office:value-type="currency" office:currency="USD" office:value="4.24427165144342">
            <text:p>$4,24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97998404901331">
            <text:p>$1,9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7]*(1+[.C18])" office:value-type="currency" office:currency="USD" office:value="7.66118555043655">
            <text:p>$7,66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4.16717732908055">
            <text:p>$4,17</text:p>
          </table:table-cell>
          <table:table-cell table:formula="of:=[.E17]*(1+[.F18])" office:value-type="currency" office:currency="USD" office:value="6.56500773669343">
            <text:p>$6,57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3.15041378112511">
            <text:p>$3,15</text:p>
          </table:table-cell>
          <table:table-cell table:formula="of:=[.H17]*(1+[.I18])" office:value-type="currency" office:currency="USD" office:value="4.32915708447229">
            <text:p>$4,33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83598520908507">
            <text:p>$1,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8]*(1+[.C19])" office:value-type="currency" office:currency="USD" office:value="7.81440926144528">
            <text:p>$7,81</text:p>
          </table:table-cell>
          <table:table-cell office:value-type="percentage" office:value="0.02">
            <text:p>2,00%</text:p>
          </table:table-cell>
          <table:table-cell table:formula="of:=[.B19]/(1+[.$D$2])^[.A19]" office:value-type="currency" office:currency="USD" office:value="3.97244941650669">
            <text:p>$3,97</text:p>
          </table:table-cell>
          <table:table-cell table:formula="of:=[.E18]*(1+[.F19])" office:value-type="currency" office:currency="USD" office:value="6.56500773669343">
            <text:p>$6,57</text:p>
          </table:table-cell>
          <table:table-cell office:value-type="percentage" office:value="0">
            <text:p>0,00%</text:p>
          </table:table-cell>
          <table:table-cell table:formula="of:=[.E19]/(1+[.$D$3])^[.A19]" office:value-type="currency" office:currency="USD" office:value="2.90360717154388">
            <text:p>$2,90</text:p>
          </table:table-cell>
          <table:table-cell table:formula="of:=[.H18]*(1+[.I19])" office:value-type="currency" office:currency="USD" office:value="4.37244865531701">
            <text:p>$4,37</text:p>
          </table:table-cell>
          <table:table-cell office:value-type="percentage" office:value="0.01">
            <text:p>1,00%</text:p>
          </table:table-cell>
          <table:table-cell table:formula="of:=[.H19]/(1+[.$D$4])^[.A19]" office:value-type="currency" office:currency="USD" office:value="1.68576823743265">
            <text:p>$1,69</text:p>
          </table:table-cell>
        </table:table-row>
        <table:table-row table:style-name="ro1">
          <table:table-cell table:number-columns-repeated="2"/>
          <table:table-cell table:style-name="ce6"/>
          <table:table-cell table:formula="of:=SUM([.D9:.D19])" office:value-type="currency" office:currency="USD" office:value="43.8031727973961">
            <text:p>$43,80</text:p>
          </table:table-cell>
          <table:table-cell/>
          <table:table-cell table:style-name="ce8"/>
          <table:table-cell table:formula="of:=SUM([.G9:.G19])" office:value-type="currency" office:currency="USD" office:value="36.9759148380947">
            <text:p>$36,98</text:p>
          </table:table-cell>
          <table:table-cell/>
          <table:table-cell table:style-name="ce9"/>
          <table:table-cell table:formula="of:=SUM([.J9:.J19])" office:value-type="currency" office:currency="USD" office:value="25.8507775181238">
            <text:p>$25,8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9]*[.D5]" office:value-type="currency" office:currency="USD" office:value="78.1440926144528">
            <text:p>$78,14</text:p>
          </table:table-cell>
          <table:table-cell table:style-name="ce6"/>
          <table:table-cell table:formula="of:=[.B21]/(1+[.D2])^([.A19]+1/2)" office:value-type="currency" office:currency="USD" office:value="38.4031180182517">
            <text:p>$38,40</text:p>
          </table:table-cell>
          <table:table-cell table:formula="of:=[.E19]*[.D5]" office:value-type="currency" office:currency="USD" office:value="65.6500773669343">
            <text:p>$65,65</text:p>
          </table:table-cell>
          <table:table-cell table:style-name="ce8"/>
          <table:table-cell table:formula="of:=[.E21]/(1+[.D3])^([.A19]+1/2)" office:value-type="currency" office:currency="USD" office:value="27.8755208777621">
            <text:p>$27,88</text:p>
          </table:table-cell>
          <table:table-cell table:formula="of:=[.H19]*[.D5]" office:value-type="currency" office:currency="USD" office:value="43.7244865531701">
            <text:p>$43,72</text:p>
          </table:table-cell>
          <table:table-cell table:style-name="ce9"/>
          <table:table-cell table:formula="of:=[.H21]/(1+[.D4])^([.A19]+1/2)" office:value-type="currency" office:currency="USD" office:value="16.0731694853051">
            <text:p>$16,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1">31.08.2022</text:date>, <text:time>20:09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31T20:09:40.91</dc:date>
    <dc:creator>aaa </dc:creator>
    <meta:editing-duration>P3DT16H26M51S</meta:editing-duration>
    <meta:editing-cycles>70</meta:editing-cycles>
    <meta:generator>OpenOffice/4.1.5$Win32 OpenOffice.org_project/415m1$Build-9789</meta:generator>
    <meta:document-statistic meta:table-count="5" meta:cell-count="694" meta:object-count="0"/>
  </office:meta>
</office:document-meta>
</file>